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justify"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3714"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dc54"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28a74" officeooo:paragraph-rsid="0006a0e4"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9304" officeooo:paragraph-rsid="00119304" style:font-style-asian="normal" style:font-style-complex="normal"/>
    </style:style>
    <style:style style:name="P15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0108a6" officeooo:paragraph-rsid="000108a6" fo:background-color="transparent"/>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style:style style:name="T94" style:family="text">
      <style:text-properties officeooo:rsid="00028a74"/>
    </style:style>
    <style:style style:name="T95" style:family="text">
      <style:text-properties officeooo:rsid="000320e2"/>
    </style:style>
    <style:style style:name="T96" style:family="text">
      <style:text-properties officeooo:rsid="00050609"/>
    </style:style>
    <style:style style:name="T97" style:family="text">
      <style:text-properties officeooo:rsid="00103714"/>
    </style:style>
    <style:style style:name="T98" style:family="text">
      <style:text-properties officeooo:rsid="001193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2380143990298624473" text:style-name="L1">
        <text:list-item>
          <text:p text:style-name="P145">Книги:</text:p>
        </text:list-item>
      </text:list>
      <text:list xml:id="list427764131338309026" text:style-name="L2">
        <text:list-item>
          <text:p text:style-name="P146">«Великие грифоны прошлого» - из канона (5<text:span text:style-name="T12">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text:span text:style-name="T68">Природа Проклятий</text:span>» - обмен</text:p>
        </text:list-item>
        <text:list-item>
          <text:p text:style-name="P146"><text:span text:style-name="T68">«Магия для Чайников»</text:span> - обмен</text:p>
        </text:list-item>
        <text:list-item>
          <text:p text:style-name="P146"><text:span text:style-name="T68">«Энциклопедия Арканум»</text:span> - обмен</text:p>
        </text:list-item>
        <text:list-item>
          <text:p text:style-name="P146">«О Гейсах» - обмен</text:p>
        </text:list-item>
        <text:list-item>
          <text:p text:style-name="P146">«<text:span text:style-name="T68">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4912120327983118"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68">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8"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5302958304374583048"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59"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шлись до поворота. Аликорница украдкой обернулась и, убедившись, что мы в недосягаемости от глаз дворцовой стражи, подмигнула мне.</text:p>
      <text:p text:style-name="P52">– Ну что? Наперегонки до того дуба?</text:p>
      <text:p text:style-name="P52">Не ожидая ответа, Селестия припустила вскачь. <text:span text:style-name="T94">Я только и увидел через секунду развевающийся многоцветный хвост и пару копыт, сверкающих золотыми сабатонами.</text:span></text:p>
      <text:p text:style-name="P154">Никогда не пытатесь угнаться за прибацанной <text:span text:style-name="T96">правящей кобылой</text:span>, <text:span text:style-name="T95">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о и отчаяния вы обнаружите себя сидящим без сил на каком-то пне посреди непролазных кустов, <text:s/>увешанным паутиной с ног до головы.</text:span></text:p>
      <text:p text:style-name="P152">– <text:span text:style-name="T97">Анон? – я намеренно не оборачивался на шелест кустов за спиной.</text:span></text:p>
      <text:p text:style-name="P155">Нерешительное топтание на месте сменилось шагами. На меня упала тень.</text:p>
      <text:p text:style-name="P153">– <text:span text:style-name="T98">Почему ты не хочешь пробежаться со мной по парку? Я надеялась, ты составишь мне компанию. Разве</text:span></text:p>
      <text:p text:style-name="P153"/>
      <text:p text:style-name="P52"/>
      <text:p text:style-name="P35"><text:span text:style-name="T33">&lt;</text:span><text:span text:style-name="T1">Анон не успел увидеть подробности</text:span><text:span text:style-name="T33">&gt;</text:span></text:p>
      <text:p text:style-name="P42"/>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oft-page-break/><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3">***</text:p>
      <text:p text:style-name="P52"/>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text:soft-page-break/>–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58" text:outline-level="2">6. Стыд</text:h>
      <text:p text:style-name="P52">&lt;<text:span text:style-name="T89">Mylene Farmer — L`Ame-Stram-Gram</text:span>&gt;</text:p>
      <text:p text:style-name="P62"><text:soft-page-break/>~~~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text:soft-page-break/>–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text:soft-page-break/>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text:soft-page-break/>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text:soft-page-break/>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0"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text:soft-page-break/>–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61"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text:soft-page-break/></text:p>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88">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1" text:outline-level="3">Вторник</text:h>
      <text:p text:style-name="P3">&lt;<text:span text:style-name="T66">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text:soft-page-break/>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58"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text:soft-page-break/>–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text:soft-page-break/>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text:soft-page-break/></text:p>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text:soft-page-break/></text:p>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text:soft-page-break/>–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oft-page-break/><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oft-page-break/><text:span text:style-name="T50">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text:soft-page-break/>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text:soft-page-break/>–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text:soft-page-break/>–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56">&lt;<text:span text:style-name="T88">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soft-page-break/>***</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text:soft-page-break/></text:p>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2T21:09:46.666852598</dc:date>
    <meta:editing-duration>P126DT5H13M33S</meta:editing-duration>
    <meta:editing-cycles>7628</meta:editing-cycles>
    <meta:generator>LibreOffice/5.1.6.2$Linux_X86_64 LibreOffice_project/10m0$Build-2</meta:generator>
    <meta:document-statistic meta:table-count="0" meta:image-count="0" meta:object-count="0" meta:page-count="194" meta:paragraph-count="4179" meta:word-count="85250" meta:character-count="565920" meta:non-whitespace-character-count="480799"/>
  </office:meta>
</office:document-meta>
</file>